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11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5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text-align="center"/>
      <style:text-properties style:use-window-font-color="true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text-properties style:use-window-font-color="tru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212121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5" style:family="text">
      <style:text-properties fo:color="#212121" fo:font-size="18pt" fo:language="zxx" fo:country="none" style:font-size-asian="18pt" style:font-size-complex="18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le</text:span></text:p>
            <text:p text:style-name="P2"><text:span text:style-name="T2">Friedric</text:span><text:span text:style-name="T2">h-</text:span><text:span text:style-name="T2">Alexand</text:span><text:span text:style-name="T2">er </text:span><text:span text:style-name="T2">Universi</text:span><text:span text:style-name="T2">ty </text:span><text:span text:style-name="T2">Erlange</text:span><text:span text:style-name="T2">n-</text:span><text:span text:style-name="T2">Nürnber</text:span><text:span text:style-name="T2">g</text:span></text:p>
            <text:p text:style-name="P1"><text:span text:style-name="T1">COSS </text:span><text:span text:style-name="T1">D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FAU, </text:span><text:span text:style-name="T4">in 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5cm 12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5cm 12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5cm 12cm)">
            <text:p text:style-name="P7"><text:span text:style-name="T7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cm" draw:transform="rotate (1.5707963267949) translate (17.5cm 12cm)">
            <text:p text:style-name="P7"><text:span text:style-name="T9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5cm" svg:y1="12.5cm" svg:x2="5.5cm" svg:y2="4cm">
            <text:p text:style-name="P7"><text:span text:style-name="T10">Research / </text:span><text:span text:style-name="T10">startup</text:span><text:span text:style-name="T10"><text:line-break/></text:span><text:span text:style-name="T10">time spent </text:span><text:span text:style-name="T10">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3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5cm" svg:y="12cm">
            <draw:text-box>
              <text:p><text:span text:style-name="T11">founding</text:span></text:p>
            </draw:text-box>
          </draw:frame>
          <draw:frame draw:style-name="gr10" draw:text-style-name="P16" draw:layer="layout" svg:width="4cm" svg:height="1.5cm" svg:x="19cm" svg:y="12cm">
            <draw:text-box>
              <text:p text:style-name="P15"><text:span text:style-name="T12">time</text:span></text:p>
            </draw:text-box>
          </draw:frame>
          <draw:frame draw:style-name="gr11" draw:text-style-name="P17" draw:layer="layout" svg:width="2cm" svg:height="1cm" svg:x="3.5cm" svg:y="3.5cm">
            <draw:text-box>
              <text:p><text:span text:style-name="T13">100%</text:span></text:p>
            </draw:text-box>
          </draw:frame>
          <draw:line draw:style-name="gr12" draw:text-style-name="P18" draw:layer="layout" svg:x1="5.5cm" svg:y1="3.5cm" svg:x2="17.5cm" svg:y2="3.5cm">
            <text:p><text:span text:style-name="T11">Recipient of </text:span><text:span text:style-name="T11">public </text:span><text:span text:style-name="T11">funding is the </text:span><text:span text:style-name="T11">university</text:span></text:p>
            <text:p><text:span text:style-name="T11"/></text:p>
            <text:p><text:span text:style-name="T11"/></text:p>
          </draw:line>
          <draw:line draw:style-name="gr13" draw:text-style-name="P18" draw:layer="layout" svg:x1="17.5cm" svg:y1="3.5cm" svg:x2="21.5cm" svg:y2="3.5cm">
            <text:p><text:span text:style-name="T11">… </text:span><text:span text:style-name="T11">the startup</text:span></text:p>
            <text:p><text:span text:style-name="T11"/></text:p>
            <text:p><text:span text:style-name="T11"/></text:p>
          </draw:line>
          <draw:line draw:style-name="gr14" draw:text-style-name="P19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4">#</text:span></text:p>
              </table:table-cell>
              <table:table-cell>
                <text:p text:style-name="P7"><text:span text:style-name="T14">Phase</text:span></text:p>
              </table:table-cell>
              <table:table-cell>
                <text:p text:style-name="P7"><text:span text:style-name="T14">Program</text:span></text:p>
              </table:table-cell>
              <table:table-cell>
                <text:p text:style-name="P7"><text:span text:style-name="T14"># Persons</text:span></text:p>
              </table:table-cell>
              <table:table-cell>
                <text:p text:style-name="P7"><text:span text:style-name="T14">Amount</text:span><text:span text:style-name="T14"><text:line-break/></text:span><text:span text:style-name="T14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5">1</text:span></text:p>
              </table:table-cell>
              <table:table-cell>
                <text:p><text:span text:style-name="T15">Basic research</text:span></text:p>
              </table:table-cell>
              <table:table-cell>
                <text:p><text:span text:style-name="T15">DFG, ERC</text:span></text:p>
              </table:table-cell>
              <table:table-cell>
                <text:p><text:span text:style-name="T15">1-3 (up to 6)</text:span></text:p>
              </table:table-cell>
              <table:table-cell>
                <text:p><text:span text:style-name="T15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2</text:span></text:p>
              </table:table-cell>
              <table:table-cell>
                <text:p><text:span text:style-name="T15">Applied research</text:span></text:p>
              </table:table-cell>
              <table:table-cell>
                <text:p><text:span text:style-name="T15">BMWi (various), EU H2020</text:span></text:p>
              </table:table-cell>
              <table:table-cell>
                <text:p><text:span text:style-name="T15">1-4</text:span></text:p>
              </table:table-cell>
              <table:table-cell>
                <text:p><text:span text:style-name="T15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5">3</text:span></text:p>
              </table:table-cell>
              <table:table-cell>
                <text:p><text:span text:style-name="T15">Spinning off</text:span></text:p>
              </table:table-cell>
              <table:table-cell>
                <text:p><text:span text:style-name="T15">EXIST Forschungstransfer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4</text:span></text:p>
              </table:table-cell>
              <table:table-cell>
                <text:p><text:span text:style-name="T15">Starting up</text:span></text:p>
              </table:table-cell>
              <table:table-cell>
                <text:p><text:span text:style-name="T15">EXIST II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5">5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KMU Innovativ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13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6" draw:text-style-name="P20" draw:layer="layout" svg:width="7cm" svg:height="4cm" svg:x="8.25cm" svg:y="6.5cm">
            <text:p text:style-name="P7"><text:span text:style-name="T16">Doctoral</text:span><text:span text:style-name="T16"><text:line-break/></text:span><text:span text:style-name="T16">stud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7cm" svg:height="4cm" svg:x="15.25cm" svg:y="2.5cm">
            <text:p text:style-name="P7"><text:span text:style-name="T16">Student</text:span><text:span text:style-name="T16"><text:line-break/></text:span><text:span text:style-name="T16">helper (WiHi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8.25cm" svg:y="2.5cm">
            <text:p text:style-name="P7"><text:span text:style-name="T16">Student in</text:span><text:span text:style-name="T16"><text:line-break/></text:span><text:span text:style-name="T16">class / thesi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15.25cm" svg:y="6.5cm">
            <text:p text:style-name="P7"><text:span text:style-name="T16">Research</text:span><text:span text:style-name="T16"><text:line-break/></text:span><text:span text:style-name="T16">fellow (WiMi)</text:span></text:p>
            <draw:enhanced-geometry svg:viewBox="0 0 21600 21600" draw:type="rectangle" draw:enhanced-path="M 0 0 L 21600 0 21600 21600 0 21600 0 0 Z N"/>
          </draw:custom-shape>
          <draw:frame draw:style-name="gr18" draw:text-style-name="P22" draw:layer="layout" svg:width="7cm" svg:height="1.5cm" svg:x="8.25cm" svg:y="10.5cm">
            <draw:text-box>
              <text:p><text:span text:style-name="T17">The individual</text:span></text:p>
            </draw:text-box>
          </draw:frame>
          <draw:frame draw:style-name="gr18" draw:text-style-name="P22" draw:layer="layout" svg:width="7cm" svg:height="1.5cm" svg:x="15.25cm" svg:y="10.5cm">
            <draw:text-box>
              <text:p><text:span text:style-name="T17">The university</text:span></text:p>
            </draw:text-box>
          </draw:frame>
          <draw:frame draw:style-name="gr19" draw:text-style-name="P23" draw:layer="layout" svg:width="14cm" svg:height="1.5cm" svg:x="8.25cm" svg:y="12cm">
            <draw:text-box>
              <text:p><text:span text:style-name="T18">Copyrig</text:span><text:span text:style-name="T18">ht </text:span><text:span text:style-name="T18">Owners</text:span><text:span text:style-name="T18">hip</text:span></text:p>
            </draw:text-box>
          </draw:frame>
          <draw:frame draw:style-name="gr18" draw:text-style-name="P24" draw:layer="layout" svg:width="4cm" svg:height="1.5cm" draw:transform="rotate (1.5707963267949) translate (6.75cm 10.5cm)">
            <draw:text-box>
              <text:p><text:span text:style-name="T19">Doctoral</text:span></text:p>
            </draw:text-box>
          </draw:frame>
          <draw:frame draw:style-name="gr18" draw:text-style-name="P22" draw:layer="layout" svg:width="4cm" svg:height="1.5cm" draw:transform="rotate (1.5707963267949) translate (6.75cm 6.5cm)">
            <draw:text-box>
              <text:p><text:span text:style-name="T17">Bachelor</text:span><text:span text:style-name="T17"><text:line-break/></text:span><text:span text:style-name="T17">or Master</text:span></text:p>
            </draw:text-box>
          </draw:frame>
          <draw:frame draw:style-name="gr20" draw:text-style-name="P25" draw:layer="layout" svg:width="8cm" svg:height="1.5cm" draw:transform="rotate (1.5707963267949) translate (5.25cm 10.5cm)">
            <draw:text-box>
              <text:p><text:span text:style-name="T18">Degree </text:span><text:span text:style-name="T18">Program</text:span></text:p>
            </draw:text-box>
          </draw:frame>
          <draw:line draw:style-name="gr21" draw:text-style-name="P26" draw:layer="layout" svg:x1="7.75cm" svg:y1="6.5cm" svg:x2="22.75cm" svg:y2="6.5cm">
            <text:p/>
          </draw:line>
          <draw:line draw:style-name="gr21" draw:text-style-name="P26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28" draw:layer="layout" svg:width="27cm" svg:height="11.5cm" svg:x="0.5cm" svg:y="2.25cm" presentation:class="outline">
          <draw:text-box>
            <text:list text:style-name="L5">
              <text:list-item>
                <text:p><text:span text:style-name="T20">Follows the basic and applied research phase</text:span></text:p>
              </text:list-item>
              <text:list-item>
                <text:p><text:span text:style-name="T20">In which you turn the research project into a product</text:span></text:p>
              </text:list-item>
              <text:list-item>
                <text:p><text:span text:style-name="T5">Takes place at university and can be 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1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7H1M4S</meta:editing-duration>
    <meta:editing-cycles>51</meta:editing-cycles>
    <meta:generator>LibreOffice/6.0.7.3$Linux_X86_64 LibreOffice_project/00m0$Build-3</meta:generator>
    <dc:date>2020-10-01T17:05:33.485261550</dc:date>
    <meta:document-statistic meta:object-count="205"/>
  </office:meta>
</office:document-meta>
</file>